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table>
            <mtr>
              <mtd>
                <mrow>
                  <mrow>
                    <msub>
                      <mi>v</mi>
                      <mstyle mathvariant="normal">
                        <mtext>IN</mtext>
                      </mstyle>
                    </msub>
                    <mo stretchy="false">=</mo>
                    <mrow>
                      <msub>
                        <mi>v</mi>
                        <mstyle mathvariant="normal">
                          <mi>cc</mi>
                        </mstyle>
                      </msub>
                      <mo stretchy="false">−</mo>
                      <mrow>
                        <mo fence="true" stretchy="false">(</mo>
                        <mrow>
                          <mrow>
                            <msub>
                              <mi>v</mi>
                              <mstyle mathvariant="normal">
                                <mi>cc</mi>
                              </mstyle>
                            </msub>
                            <mo stretchy="false">−</mo>
                            <msub>
                              <mi>v</mi>
                              <mstyle mathvariant="normal">
                                <mtext>IN0</mtext>
                              </mstyle>
                            </msub>
                          </mrow>
                        </mrow>
                        <mo fence="true" stretchy="false">)</mo>
                      </mrow>
                    </mrow>
                  </mrow>
                  <msup>
                    <mi>e</mi>
                    <mrow>
                      <mo stretchy="false">−</mo>
                      <mrow>
                        <mi>t</mi>
                        <mo stretchy="false">/</mo>
                        <mi>τ</mi>
                      </mrow>
                    </mrow>
                  </msup>
                </mrow>
              </mtd>
              <mtd>
                <mrow>
                  <mrow>
                    <msub>
                      <mi>i</mi>
                      <mstyle mathvariant="normal">
                        <mtext>IN</mtext>
                      </mstyle>
                    </msub>
                    <mo stretchy="false">=</mo>
                    <mfrac>
                      <mrow>
                        <msub>
                          <mi>C</mi>
                          <mstyle mathvariant="normal">
                            <mtext>IN</mtext>
                          </mstyle>
                        </msub>
                        <mrow>
                          <mo fence="true" stretchy="false">(</mo>
                          <mrow>
                            <mrow>
                              <msub>
                                <mi>v</mi>
                                <mstyle mathvariant="normal">
                                  <mi>cc</mi>
                                </mstyle>
                              </msub>
                              <mo stretchy="false">−</mo>
                              <msub>
                                <mi>v</mi>
                                <mstyle mathvariant="normal">
                                  <mtext>IN0</mtext>
                                </mstyle>
                              </msub>
                            </mrow>
                          </mrow>
                          <mo fence="true" stretchy="false">)</mo>
                        </mrow>
                      </mrow>
                      <mi>τ</mi>
                    </mfrac>
                  </mrow>
                  <msup>
                    <mi>e</mi>
                    <mrow>
                      <mrow>
                        <mo stretchy="false">−</mo>
                        <mi>t</mi>
                      </mrow>
                      <mo stretchy="false">/</mo>
                      <mi>τ</mi>
                    </mrow>
                  </msup>
                </mrow>
              </mtd>
            </mtr>
          </mtable>
        </mtd>
      </mtr>
      <mtr>
        <mtd>
          <mrow>
            <mtext>since </mtext>
            <mrow>
              <mn>0</mn>
              <mo stretchy="false">≤</mo>
              <msup>
                <mi>e</mi>
                <mrow>
                  <mo stretchy="false">−</mo>
                  <mrow>
                    <mi>t</mi>
                    <mo stretchy="false">/</mo>
                    <mi>τ</mi>
                  </mrow>
                </mrow>
              </msup>
              <mo stretchy="false">≤</mo>
              <mn>1</mn>
            </mrow>
            <mtext> to ensure that </mtext>
            <mrow>
              <msub>
                <mi>i</mi>
                <mstyle mathvariant="normal">
                  <mtext>IN</mtext>
                </mstyle>
              </msub>
              <mo stretchy="false">≤</mo>
              <msub>
                <mi>i</mi>
                <mstyle mathvariant="normal">
                  <mtext>MAX</mtext>
                </mstyle>
              </msub>
            </mrow>
            <mtext> we need </mtext>
            <mrow>
              <msub>
                <mi>v</mi>
                <mstyle mathvariant="normal">
                  <mtext>IN0</mtext>
                </mstyle>
              </msub>
              <mo stretchy="false">=</mo>
              <msub>
                <mi>v</mi>
                <mstyle mathvariant="normal">
                  <mtext>ILmin</mtext>
                </mstyle>
              </msub>
            </mrow>
          </mrow>
        </mtd>
      </mtr>
      <mtr>
        <mtd>
          <mtable>
            <mtr>
              <mtd>
                <mrow>
                  <msub>
                    <mi>R</mi>
                    <mstyle mathvariant="normal">
                      <mtext>Total</mtext>
                    </mstyle>
                  </msub>
                  <mo stretchy="false">≥</mo>
                  <mfrac>
                    <mrow>
                      <msub>
                        <mi>C</mi>
                        <mstyle mathvariant="normal">
                          <mtext>IN</mtext>
                        </mstyle>
                      </msub>
                      <mrow>
                        <mo fence="true" stretchy="false">(</mo>
                        <mrow>
                          <mrow>
                            <msub>
                              <mi>v</mi>
                              <mstyle mathvariant="normal">
                                <mi>cc</mi>
                              </mstyle>
                            </msub>
                            <mo stretchy="false">−</mo>
                            <msub>
                              <mi>v</mi>
                              <mstyle mathvariant="normal">
                                <mtext>ILmin</mtext>
                              </mstyle>
                            </msub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i>C</mi>
                            <mo stretchy="false">+</mo>
                            <msub>
                              <mi>C</mi>
                              <mstyle mathvariant="normal">
                                <mtext>IN</mtext>
                              </mstyle>
                            </msub>
                          </mrow>
                        </mrow>
                        <mo fence="true" stretchy="false">)</mo>
                      </mrow>
                      <msub>
                        <mi>i</mi>
                        <mstyle mathvariant="normal">
                          <mtext>MAX</mtext>
                        </mstyle>
                      </msub>
                    </mrow>
                  </mfrac>
                  <mo stretchy="false">≤</mo>
                  <mtext>0.3V</mtext>
                </mrow>
              </mtd>
              <mtd>
                <mrow>
                  <msub>
                    <mi>v</mi>
                    <mstyle mathvariant="normal">
                      <mi>cc</mi>
                    </mstyle>
                  </msub>
                  <mo stretchy="false">=</mo>
                  <mtext>3.3V</mtext>
                </mrow>
              </mtd>
              <mtd>
                <mrow>
                  <msub>
                    <mi>C</mi>
                    <mstyle mathvariant="normal">
                      <mtext>IN</mtext>
                    </mstyle>
                  </msub>
                  <mo stretchy="false">=</mo>
                  <mtext>2pF</mtext>
                </mrow>
              </mtd>
              <mtd>
                <mrow>
                  <msub>
                    <mi>v</mi>
                    <mstyle mathvariant="normal">
                      <mtext>ILmin</mtext>
                    </mstyle>
                  </msub>
                  <mo stretchy="false">=</mo>
                  <mrow>
                    <mo stretchy="false">−</mo>
                    <mtext>0.3V</mtext>
                  </mrow>
                </mrow>
              </mtd>
            </mtr>
          </mtable>
        </mtd>
      </mtr>
      <mtr>
        <mtd>
          <mtable>
            <mtr>
              <mtd>
                <mrow>
                  <mtext>Let's pick: </mtext>
                  <mrow>
                    <mi>C</mi>
                    <mo stretchy="false">=</mo>
                    <mn>0.1</mn>
                  </mrow>
                  <mi>μ</mi>
                  <mtext>F since it is a common value so </mtext>
                  <mrow>
                    <msub>
                      <mi>R</mi>
                      <mstyle mathvariant="normal">
                        <mtext>Total</mtext>
                      </mstyle>
                    </msub>
                    <mo stretchy="false">≥</mo>
                    <mn>1439.97</mn>
                  </mrow>
                </mrow>
              </mtd>
            </mtr>
          </mtable>
        </mtd>
      </mtr>
      <mtr>
        <mtd>
          <mrow>
            <mtext>to ensure that we meet our specification for max rise time: </mtext>
            <mrow>
              <msub>
                <mi>V</mi>
                <mstyle mathvariant="normal">
                  <mtext>IN</mtext>
                </mstyle>
              </msub>
              <mo stretchy="false">≥</mo>
              <msub>
                <mi>V</mi>
                <mstyle mathvariant="normal">
                  <mtext>IHmin</mtext>
                </mstyle>
              </msub>
            </mrow>
          </mrow>
        </mtd>
      </mtr>
      <mtr>
        <mtd>
          <mrow>
            <mtext>at </mtext>
            <mrow>
              <mi>t</mi>
              <mo stretchy="false">=</mo>
              <msub>
                <mi>t</mi>
                <mstyle mathvariant="normal">
                  <mtext>RISE</mtext>
                </mstyle>
              </msub>
            </mrow>
            <mtext>and </mtext>
            <mrow>
              <msub>
                <mi>v</mi>
                <mstyle mathvariant="normal">
                  <mtext>IN0</mtext>
                </mstyle>
              </msub>
              <mo stretchy="false">=</mo>
              <msub>
                <mi>v</mi>
                <mstyle mathvariant="normal">
                  <mi>ILmin</mi>
                </mstyle>
              </msub>
            </mrow>
            <mtext> so </mtext>
            <mrow>
              <msub>
                <mi>v</mi>
                <mstyle mathvariant="normal">
                  <mi>cc</mi>
                </mstyle>
              </msub>
              <mo stretchy="false">−</mo>
              <mrow>
                <mo fence="true" stretchy="false">(</mo>
                <mrow>
                  <mrow>
                    <msub>
                      <mi>v</mi>
                      <mstyle mathvariant="normal">
                        <mi>cc</mi>
                      </mstyle>
                    </msub>
                    <mo stretchy="false">−</mo>
                    <msub>
                      <mi>v</mi>
                      <mstyle mathvariant="normal">
                        <mtext>ILmin</mtext>
                      </mstyle>
                    </msub>
                  </mrow>
                </mrow>
                <mo fence="true" stretchy="false">)</mo>
              </mrow>
            </mrow>
            <mrow>
              <msup>
                <mi>e</mi>
                <mrow>
                  <mo stretchy="false">−</mo>
                  <mrow>
                    <msub>
                      <mi>t</mi>
                      <mstyle mathvariant="normal">
                        <mtext>MAX</mtext>
                      </mstyle>
                    </msub>
                    <mo stretchy="false">/</mo>
                    <mi>τ</mi>
                  </mrow>
                </mrow>
              </msup>
              <mo stretchy="false">≥</mo>
              <msub>
                <mi>v</mi>
                <mstyle mathvariant="normal">
                  <mtext>IHmin</mtext>
                </mstyle>
              </msub>
            </mrow>
          </mrow>
        </mtd>
      </mtr>
      <mtr>
        <mtd>
          <mrow>
            <mtext>solving for </mtext>
            <mi>τ</mi>
            <mtext>, we get:</mtext>
            <mrow>
              <mi>τ</mi>
              <mo stretchy="false">≤</mo>
              <mfrac>
                <msub>
                  <mi>t</mi>
                  <mstyle mathvariant="normal">
                    <mtext>RISE</mtext>
                  </mstyle>
                </msub>
                <mrow>
                  <mi>ln</mi>
                  <mrow>
                    <mo fence="true" stretchy="false">(</mo>
                    <mrow>
                      <mfrac>
                        <mrow>
                          <msub>
                            <mi>v</mi>
                            <mstyle mathvariant="normal">
                              <mi>cc</mi>
                            </mstyle>
                          </msub>
                          <mo stretchy="false">−</mo>
                          <msub>
                            <mi>v</mi>
                            <mstyle mathvariant="normal">
                              <mtext>ILmin</mtext>
                            </mstyle>
                          </msub>
                        </mrow>
                        <mrow>
                          <msub>
                            <mi>v</mi>
                            <mstyle mathvariant="normal">
                              <mi>cc</mi>
                            </mstyle>
                          </msub>
                          <mo stretchy="false">−</mo>
                          <msub>
                            <mi>v</mi>
                            <mstyle mathvariant="normal">
                              <mi>IHmin</mi>
                            </mstyle>
                          </msub>
                        </mrow>
                      </mfrac>
                    </mrow>
                    <mo fence="true" stretchy="false">)</mo>
                  </mrow>
                </mrow>
              </mfrac>
            </mrow>
            <mtext>, but </mtext>
            <mrow>
              <mi>τ</mi>
              <mo stretchy="false">=</mo>
              <msub>
                <mi>R</mi>
                <mstyle mathvariant="normal">
                  <mi>Total</mi>
                </mstyle>
              </msub>
            </mrow>
            <msub>
              <mi>C</mi>
              <mstyle mathvariant="normal">
                <mi>Total</mi>
              </mstyle>
            </msub>
          </mrow>
        </mtd>
      </mtr>
      <mtr>
        <mtd>
          <mrow>
            <msub>
              <mi>R</mi>
              <mstyle mathvariant="normal">
                <mi>Total</mi>
              </mstyle>
            </msub>
            <mo stretchy="false">≤</mo>
            <mfrac>
              <msub>
                <mi>t</mi>
                <mstyle mathvariant="normal">
                  <mtext>RISE</mtext>
                </mstyle>
              </msub>
              <mrow>
                <mrow>
                  <mo fence="true" stretchy="false">(</mo>
                  <mrow>
                    <mrow>
                      <mi>C</mi>
                      <mo stretchy="false">+</mo>
                      <msub>
                        <mi>C</mi>
                        <mstyle mathvariant="normal">
                          <mtext>IN</mtext>
                        </mstyle>
                      </msub>
                    </mrow>
                  </mrow>
                  <mo fence="true" stretchy="false">)</mo>
                </mrow>
                <mi>ln</mi>
                <mrow>
                  <mo fence="true" stretchy="false">(</mo>
                  <mrow>
                    <mfrac>
                      <mrow>
                        <msub>
                          <mi>v</mi>
                          <mstyle mathvariant="normal">
                            <mi>cc</mi>
                          </mstyle>
                        </msub>
                        <mo stretchy="false">−</mo>
                        <msub>
                          <mi>v</mi>
                          <mstyle mathvariant="normal">
                            <mtext>ILmin</mtext>
                          </mstyle>
                        </msub>
                      </mrow>
                      <mrow>
                        <msub>
                          <mi>v</mi>
                          <mstyle mathvariant="normal">
                            <mi>cc</mi>
                          </mstyle>
                        </msub>
                        <mo stretchy="false">−</mo>
                        <msub>
                          <mi>v</mi>
                          <mstyle mathvariant="normal">
                            <mi>IHmin</mi>
                          </mstyle>
                        </msub>
                      </mrow>
                    </mfrac>
                  </mrow>
                  <mo fence="true" stretchy="false">)</mo>
                </mrow>
              </mrow>
            </mfrac>
          </mrow>
        </mtd>
      </mtr>
      <mtr>
        <mtd>
          <mrow>
            <mtext>with the same specs from above, and </mtext>
            <mrow>
              <msub>
                <mi>v</mi>
                <mstyle mathvariant="normal">
                  <mi>IHmin</mi>
                </mstyle>
              </msub>
              <mo stretchy="false">=</mo>
              <mn>0.75</mn>
            </mrow>
            <msub>
              <mi>v</mi>
              <mstyle mathvariant="normal">
                <mi>cc</mi>
              </mstyle>
            </msub>
            <mtext>we have</mtext>
            <mrow>
              <msub>
                <mi>R</mi>
                <mstyle mathvariant="normal">
                  <mi>Total</mi>
                </mstyle>
              </msub>
              <mo stretchy="false">≤</mo>
              <mfrac>
                <msub>
                  <mi>t</mi>
                  <mstyle mathvariant="normal">
                    <mtext>RISE</mtext>
                  </mstyle>
                </msub>
                <mtext>147nF</mtext>
              </mfrac>
            </mrow>
          </mrow>
        </mtd>
      </mtr>
    </mtable>
    <annotation encoding="StarMath 5.0">stack { 
matrix {v_{ nitalic func "IN" } = v_{ nitalic func cc} - (v_{nitalic func cc} - v_{nitalic func "IN0"})e^-{t/%tau} # i_{ nitalic func "IN"} = {C_{nitalic func "IN"} (v_{nitalic func cc} - v_{nitalic func "IN0"})} over %tau  e^{-t/%tau} } #
"since " 0&lt;= e^-{ t/%tau } &lt;= 1 " to ensure that " i_{ nitalic func "IN"} &lt;= i_{ nitalic func "MAX"} " we need " v_{nitalic func "IN0"} = v_{nitalic func "ILmin"}#
matrix {R_{ nitalic func "Total"} &gt;= { C_{nitalic func "IN"} (v_{nitalic func cc} - v_{nitalic func "ILmin"})} over { (C + C_{nitalic func "IN"}) i_{nitalic func "MAX"}  } &lt;= "0.3V" # v_{nitalic func cc} = "3.3V" # C_{nitalic func "IN"} = "2pF" # v_{nitalic func "ILmin"} = -"0.3V"} #
matrix {"Let's pick: " C=0.1%mu"F since it is a common value so " R_{nitalic func "Total"} &gt;= 1439.97}#
"to ensure that we meet our specification for max rise time: " V_{nitalic func "IN"} &gt;= V_{nitalic func "IHmin"}#"at " t=t_{nitalic func "RISE"}
"and " v_{ nitalic func "IN0"} = v_{ nitalic func ILmin } " so "
v_{ nitalic func cc} - (v_{nitalic func cc} - v_{nitalic func "ILmin"})e^-{t_{nitalic func "MAX"}/%tau} &gt;= v_{ nitalic func "IHmin"}#
"solving for " %tau ", we get:" %tau &lt;=t_{ nitalic func "RISE" } over { ln({v_{nitalic func cc} - v_{nitalic func "ILmin" }}over {v_{nitalic func cc} - v_{nitalic func IHmin}})} ", but " %tau = R_{ nitalic func Total} C_{nitalic func Total} 
#
R_{ nitalic func Total} &lt;= t_{ nitalic func "RISE" } over { (C+C_{nitalic func "IN"}) ln({v_{nitalic func cc} - v_{nitalic func "ILmin" }}over {v_{nitalic func cc} - v_{nitalic func IHmin}})} #
"with the same specs from above, and " v_{nitalic func IHmin} = 0.75 v_{nitalic func cc} "we have"  R_{ nitalic func Total } &lt;= t_{ nitalic func "RISE"} over "147nF" 
}
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w Gawlik</meta:initial-creator>
    <meta:creation-date>2021-07-21T18:26:40.610751260</meta:creation-date>
    <dc:date>2021-07-21T19:57:07.528860227</dc:date>
    <dc:creator>Andrew Gawlik</dc:creator>
    <meta:editing-duration>PT26M33S</meta:editing-duration>
    <meta:editing-cycles>7</meta:editing-cycles>
    <meta:generator>LibreOffice/6.4.7.2$Linux_X86_64 LibreOffice_project/40$Build-2</meta:generator>
  </office:meta>
</office:document-meta>
</file>